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text-properties style:font-name="Helvetica Neue" fo:font-size="15.7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### Shell Script</text:span></text:p>
      <text:p text:style-name="P1"><text:span text:style-name="T1">```bash</text:span></text:p>
      <text:p text:style-name="P1"><text:span text:style-name="T1">#!/bin/bash</text:span></text:p>
      <text:p text:style-name="P1"><text:span text:style-name="T1"/></text:p>
      <text:p text:style-name="P1"><text:span text:style-name="T1"># Shell script to set up a LUKS-encrypted LVM partitioning scheme on a 250 GB SSD</text:span></text:p>
      <text:p text:style-name="P1"><text:span text:style-name="T1"># Meets NIST 800-171 requirements for data security</text:span></text:p>
      <text:p text:style-name="P1"><text:span text:style-name="T1"># Run as root from an Ubuntu live USB or installer environment</text:span></text:p>
      <text:p text:style-name="P1"><text:span text:style-name="T1"># WARNING: This script wipes /dev/sda. Back up data before running.</text:span></text:p>
      <text:p text:style-name="P1"><text:span text:style-name="T1"/></text:p>
      <text:p text:style-name="P1"><text:span text:style-name="T1"># Exit on error</text:span></text:p>
      <text:p text:style-name="P1"><text:span text:style-name="T1">set -e</text:span></text:p>
      <text:p text:style-name="P1"><text:span text:style-name="T1"/></text:p>
      <text:p text:style-name="P1"><text:span text:style-name="T1"># Define variables</text:span></text:p>
      <text:p text:style-name="P1"><text:span text:style-name="T1">DISK="/dev/sda"</text:span></text:p>
      <text:p text:style-name="P1"><text:span text:style-name="T1">LUKS_NAME="cryptroot"</text:span></text:p>
      <text:p text:style-name="P1"><text:span text:style-name="T1">VG_NAME="vg_system"</text:span></text:p>
      <text:p text:style-name="P1"><text:span text:style-name="T1">LUKS_DEVICE="/dev/mapper/${LUKS_NAME}"</text:span></text:p>
      <text:p text:style-name="P1"><text:span text:style-name="T1"/></text:p>
      <text:p text:style-name="P1"><text:span text:style-name="T1"># Check if running as root</text:span></text:p>
      <text:p text:style-name="P1"><text:span text:style-name="T1">if [ "$(id -u)" -ne 0 ]; then</text:span></text:p>
      <text:p text:style-name="P1"><text:span text:style-name="T1"><text:s text:c="4"/>echo "This script must be run as root. Use sudo or switch to root user."</text:span></text:p>
      <text:p text:style-name="P1"><text:span text:style-name="T1"><text:s text:c="4"/>exit 1</text:span></text:p>
      <text:p text:style-name="P1"><text:span text:style-name="T1">fi</text:span></text:p>
      <text:p text:style-name="P1"><text:span text:style-name="T1"/></text:p>
      <text:p text:style-name="P1"><text:span text:style-name="T1"># Verify the disk exists</text:span></text:p>
      <text:p text:style-name="P1"><text:span text:style-name="T1">if [ ! -b "$DISK" ]; then</text:span></text:p>
      <text:p text:style-name="P1"><text:span text:style-name="T1"><text:s text:c="4"/>echo "Disk $DISK not found. Exiting."</text:span></text:p>
      <text:p text:style-name="P1"><text:span text:style-name="T1"><text:s text:c="4"/>exit 1</text:span></text:p>
      <text:p text:style-name="P1"><text:span text:style-name="T1">fi</text:span></text:p>
      <text:p text:style-name="P1"><text:span text:style-name="T1"/></text:p>
      <text:p text:style-name="P1"><text:span text:style-name="T1"># Install required packages (if not already present)</text:span></text:p>
      <text:p text:style-name="P1"><text:span text:style-name="T1">echo "Installing required packages..."</text:span></text:p>
      <text:p text:style-name="P1"><text:span text:style-name="T1">apt update</text:span></text:p>
      <text:p text:style-name="P1"><text:span text:style-name="T1">apt install -y cryptsetup lvm2</text:span></text:p>
      <text:p text:style-name="P1"><text:span text:style-name="T1"/></text:p>
      <text:p text:style-name="P1"><text:span text:style-name="T1"># Wipe the disk</text:span></text:p>
      <text:p text:style-name="P1"><text:span text:style-name="T1">echo "Wiping disk $DISK..."</text:span></text:p>
      <text:p text:style-name="P1"><text:span text:style-name="T1">wipefs -a "$DISK"</text:span></text:p>
      <text:p text:style-name="P1"><text:span text:style-name="T1"/></text:p>
      <text:p text:style-name="P1"><text:span text:style-name="T1"># Create GPT partition table</text:span></text:p>
      <text:p text:style-name="P1"><text:span text:style-name="T1">echo "Creating GPT partition table..."</text:span></text:p>
      <text:p text:style-name="P1"><text:span text:style-name="T1">parted -s "$DISK" mklabel gpt</text:span></text:p>
      <text:p text:style-name="P1"><text:span text:style-name="T1"/></text:p>
      <text:p text:style-name="P1"><text:span text:style-name="T1"># Create partitions</text:span></text:p>
      <text:p text:style-name="P1"><text:span text:style-name="T1">echo "Creating partitions..."</text:span></text:p>
      <text:p text:style-name="P1"><text:span text:style-name="T1">parted -s "$DISK" mkpart primary fat32 1MiB 513MiB <text:s/># /boot/efi</text:span></text:p>
      <text:p text:style-name="P1"><text:span text:style-name="T1">parted -s "$DISK" set 1 esp on</text:span></text:p>
      <text:p text:style-name="P1"><text:span text:style-name="T1">parted -s "$DISK" mkpart primary ext4 513MiB 1537MiB <text:s/># /boot</text:span></text:p>
      <text:p text:style-name="P1"><text:span text:style-name="T1">parted -s "$DISK" mkpart primary 1537MiB 100% <text:s/># LUKS + LVM</text:span></text:p>
      <text:p text:style-name="P1"><text:span text:style-name="T1">parted -s "$DISK" set 3 lvm on</text:span></text:p>
      <text:p text:style-name="P1"><text:span text:style-name="T1"/></text:p>
      <text:p text:style-name="P1"><text:span text:style-name="T1"># Format /boot/efi and /boot</text:span></text:p>
      <text:p text:style-name="P1"><text:span text:style-name="T1">echo "Formatting /boot/efi and /boot..."</text:span></text:p>
      <text:p text:style-name="P1"><text:span text:style-name="T1">mkfs.fat -F32 "${DISK}1"</text:span></text:p>
      <text:p text:style-name="P1"><text:span text:style-name="T1">mkfs.ext4 "${DISK}2"</text:span></text:p>
      <text:p text:style-name="P1"><text:span text:style-name="T1"/></text:p>
      <text:p text:style-name="P1"><text:span text:style-name="T1"># Set up LUKS on /dev/sda3</text:span></text:p>
      <text:p text:style-name="P1"><text:span text:style-name="T1">echo "Setting up LUKS on ${DISK}3..."</text:span></text:p>
      <text:p text:style-name="P1"><text:span text:style-name="T1">cryptsetup luksFormat --type luks2 --cipher aes-xts-plain64 --key-size 256 "${DISK}3"</text:span></text:p>
      <text:p text:style-name="P1"><text:span text:style-name="T1">echo "Opening LUKS container..."</text:span></text:p>
      <text:p text:style-name="P1"><text:span text:style-name="T1">cryptsetup luksOpen "${DISK}3" "$LUKS_NAME"</text:span></text:p>
      <text:p text:style-name="P1"><text:span text:style-name="T1"/></text:p>
      <text:p text:style-name="P1"><text:span text:style-name="T1"># Set up LVM</text:span></text:p>
      <text:p text:style-name="P1"><text:span text:style-name="T1">echo "Setting up LVM..."</text:span></text:p>
      <text:p text:style-name="P1"><text:span text:style-name="T1">pvcreate "$LUKS_DEVICE"</text:span></text:p>
      <text:p text:style-name="P1"><text:span text:style-name="T1">vgcreate "$VG_NAME" "$LUKS_DEVICE"</text:span></text:p>
      <text:p text:style-name="P1"><text:span text:style-name="T1"/></text:p>
      <text:p text:style-name="P1"><text:span text:style-name="T1"># Create logical volumes</text:span></text:p>
      <text:p text:style-name="P1"><text:span text:style-name="T1">echo "Creating logical volumes..."</text:span></text:p>
      <text:p text:style-name="P1"><text:span text:style-name="T1">lvcreate -L 20G -n root "$VG_NAME"</text:span></text:p>
      <text:p text:style-name="P1"><text:span text:style-name="T1">lvcreate -L 100G -n home "$VG_NAME"</text:span></text:p>
      <text:p text:style-name="P1"><text:span text:style-name="T1">lvcreate -L 50G -n var "$VG_NAME"</text:span></text:p>
      <text:p text:style-name="P1"><text:span text:style-name="T1">lvcreate -L 10G -n tmp "$VG_NAME"</text:span></text:p>
      <text:p text:style-name="P1"><text:span text:style-name="T1">lvcreate -L 16G -n swap "$VG_NAME"</text:span></text:p>
      <text:p text:style-name="P1"><text:span text:style-name="T1">lvcreate -L 10G -n audit "$VG_NAME"</text:span></text:p>
      <text:p text:style-name="P1"><text:span text:style-name="T1"/></text:p>
      <text:p text:style-name="P1"><text:span text:style-name="T1"># Format logical volumes</text:span></text:p>
      <text:p text:style-name="P1"><text:span text:style-name="T1">echo "Formatting logical volumes..."</text:span></text:p>
      <text:p text:style-name="P1"><text:span text:style-name="T1">mkfs.ext4 "/dev/${VG_NAME}/root"</text:span></text:p>
      <text:p text:style-name="P1"><text:span text:style-name="T1">mkfs.ext4 "/dev/${VG_NAME}/home"</text:span></text:p>
      <text:p text:style-name="P1"><text:span text:style-name="T1">mkfs.ext4 "/dev/${VG_NAME}/var"</text:span></text:p>
      <text:p text:style-name="P1"><text:span text:style-name="T1">mkfs.ext4 "/dev/${VG_NAME}/tmp"</text:span></text:p>
      <text:p text:style-name="P1"><text:span text:style-name="T1">mkfs.ext4 "/dev/${VG_NAME}/audit"</text:span></text:p>
      <text:p text:style-name="P1"><text:span text:style-name="T1">mkswap "/dev/${VG_NAME}/swap"</text:span></text:p>
      <text:p text:style-name="P1"><text:span text:style-name="T1"/></text:p>
      <text:p text:style-name="P1"><text:span text:style-name="T1"># Mount filesystems for installation</text:span></text:p>
      <text:p text:style-name="P1"><text:span text:style-name="T1">echo "Mounting filesystems..."</text:span></text:p>
      <text:p text:style-name="P1"><text:span text:style-name="T1">mount "/dev/${VG_NAME}/root" /mnt</text:span></text:p>
      <text:p text:style-name="P1"><text:span text:style-name="T1">mkdir -p /mnt/boot /mnt/boot/efi /mnt/home /mnt/var /mnt/tmp /mnt/var/log/audit</text:span></text:p>
      <text:p text:style-name="P1"><text:span text:style-name="T1">mount "${DISK}2" /mnt/boot</text:span></text:p>
      <text:p text:style-name="P1"><text:span text:style-name="T1">mount "${DISK}1" /mnt/boot/efi</text:span></text:p>
      <text:p text:style-name="P1"><text:span text:style-name="T1">mount "/dev/${VG_NAME}/home" /mnt/home</text:span></text:p>
      <text:p text:style-name="P1"><text:span text:style-name="T1">mount "/dev/${VG_NAME}/var" /mnt/var</text:span></text:p>
      <text:p text:style-name="P1"><text:span text:style-name="T1">mount "/dev/${VG_NAME}/tmp" /mnt/tmp</text:span></text:p>
      <text:p text:style-name="P1"><text:span text:style-name="T1">mount "/dev/${VG_NAME}/audit" /mnt/var/log/audit</text:span></text:p>
      <text:p text:style-name="P1"><text:span text:style-name="T1">swapon "/dev/${VG_NAME}/swap"</text:span></text:p>
      <text:p text:style-name="P1"><text:span text:style-name="T1"/></text:p>
      <text:p text:style-name="P1"><text:span text:style-name="T1"># Generate /etc/fstab</text:span></text:p>
      <text:p text:style-name="P1"><text:span text:style-name="T1">echo "Generating /etc/fstab..."</text:span></text:p>
      <text:p text:style-name="P1"><text:span text:style-name="T1">mkdir -p /mnt/etc</text:span></text:p>
      <text:p text:style-name="P1"><text:span text:style-name="T1">cat &lt;&lt; EOF &gt; /mnt/etc/fstab</text:span></text:p>
      <text:p text:style-name="P1"><text:span text:style-name="T1"># /etc/fstab: static filesystem information.</text:span></text:p>
      <text:p text:style-name="P1"><text:span text:style-name="T1">UUID=$(blkid -s UUID -o value "${DISK}1") /boot/efi vfat defaults 0 2</text:span></text:p>
      <text:p text:style-name="P1"><text:span text:style-name="T1">UUID=$(blkid -s UUID -o value "${DISK}2") /boot ext4 defaults 0 2</text:span></text:p>
      <text:p text:style-name="P1"><text:span text:style-name="T1">/dev/${VG_NAME}/root / ext4 defaults 0 1</text:span></text:p>
      <text:p text:style-name="P1"><text:span text:style-name="T1">/dev/${VG_NAME}/home /home ext4 defaults,noexec,nosuid 0 2</text:span></text:p>
      <text:p text:style-name="P1"><text:span text:style-name="T1">/dev/${VG_NAME}/var /var ext4 defaults,nosuid 0 2</text:span></text:p>
      <text:p text:style-name="P1"><text:span text:style-name="T1">/dev/${VG_NAME}/tmp /tmp ext4 defaults,noexec,nosuid,nodev 0 2</text:span></text:p>
      <text:p text:style-name="P1"><text:span text:style-name="T1">/dev/${VG_NAME}/audit /var/log/audit ext4 defaults,nosuid 0 2</text:span></text:p>
      <text:p text:style-name="P1"><text:span text:style-name="T1">/dev/${VG_NAME}/swap none swap sw 0 0</text:span></text:p>
      <text:p text:style-name="P1"><text:span text:style-name="T1">EOF</text:span></text:p>
      <text:p text:style-name="P1"><text:span text:style-name="T1"/></text:p>
      <text:p text:style-name="P1"><text:span text:style-name="T1"># Configure /etc/crypttab</text:span></text:p>
      <text:p text:style-name="P1"><text:span text:style-name="T1">echo "Configuring /etc/crypttab..."</text:span></text:p>
      <text:p text:style-name="P1"><text:span text:style-name="T1">cat &lt;&lt; EOF &gt; /mnt/etc/crypttab</text:span></text:p>
      <text:p text:style-name="P1"><text:span text:style-name="T1">${LUKS_NAME} UUID=$(blkid -s UUID -o value "${DISK}3") none luks</text:span></text:p>
      <text:p text:style-name="P1"><text:span text:style-name="T1">EOF</text:span></text:p>
      <text:p text:style-name="P1"><text:span text:style-name="T1"/></text:p>
      <text:p text:style-name="P1"><text:span text:style-name="T1"># Update initramfs for LUKS and LVM support</text:span></text:p>
      <text:p text:style-name="P1"><text:span text:style-name="T1">echo "Updating initramfs..."</text:span></text:p>
      <text:p text:style-name="P1"><text:span text:style-name="T1"># Mount necessary filesystems for chroot</text:span></text:p>
      <text:p text:style-name="P1"><text:span text:style-name="T1">for dir in /dev /proc /sys /run; do</text:span></text:p>
      <text:p text:style-name="P1"><text:span text:style-name="T1"><text:s text:c="4"/>mount --bind "$dir" "/mnt${dir}"</text:span></text:p>
      <text:p text:style-name="P1"><text:span text:style-name="T1">done</text:span></text:p>
      <text:p text:style-name="P1"><text:span text:style-name="T1">chroot /mnt /bin/bash -c "update-initramfs -u"</text:span></text:p>
      <text:p text:style-name="P1"><text:span text:style-name="T1"/></text:p>
      <text:p text:style-name="P1"><text:span text:style-name="T1"># Install GRUB</text:span></text:p>
      <text:p text:style-name="P1"><text:span text:style-name="T1">echo "Installing GRUB..."</text:span></text:p>
      <text:p text:style-name="P1"><text:span text:style-name="T1">chroot /mnt /bin/bash -c "grub-install $DISK"</text:span></text:p>
      <text:p text:style-name="P1"><text:span text:style-name="T1">chroot /mnt /bin/bash -c "update-grub"</text:span></text:p>
      <text:p text:style-name="P1"><text:span text:style-name="T1"/></text:p>
      <text:p text:style-name="P1"><text:span text:style-name="T1"># Unmount filesystems</text:span></text:p>
      <text:p text:style-name="P1"><text:span text:style-name="T1">echo "Unmounting filesystems..."</text:span></text:p>
      <text:p text:style-name="P1"><text:span text:style-name="T1">umount /mnt/var/log/audit /mnt/tmp /mnt/var /mnt/home /mnt/boot/efi /mnt/boot /mnt</text:span></text:p>
      <text:p text:style-name="P1"><text:span text:style-name="T1">swapoff "/dev/${VG_NAME}/swap"</text:span></text:p>
      <text:p text:style-name="P1"><text:span text:style-name="T1">vgchange -an "$VG_NAME"</text:span></text:p>
      <text:p text:style-name="P1"><text:span text:style-name="T1">cryptsetup luksClose "$LUKS_NAME"</text:span></text:p>
      <text:p text:style-name="P1"><text:span text:style-name="T1"/></text:p>
      <text:p text:style-name="P1"><text:span text:style-name="T1">echo "Setup complete! Reboot to test the configuration."</text:span></text:p>
      <text:p text:style-name="P1"><text:span text:style-name="T1">echo "After reboot, install Ubuntu to /mnt, or manually copy the system files."</text:span></text:p>
      <text:p text:style-name="P1"><text:span text:style-name="T1">echo "LUKS header backup recommended: cryptsetup luksHeaderBackup ${DISK}3 --header-backup-file luks-header-backup.bin"</text:span></text:p>
      <text:p text:style-name="P1"><text:span text:style-name="T1">```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</office:meta>
</office:document-meta>
</file>